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fo:color="#4bacc6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333333" fo:font-style="italic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333333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right="0.10pt"/>
    </style:style>
    <style:style style:name="P5" style:family="paragraph">
      <style:paragraph-properties fo:line-height="100.00%" fo:text-align="left" fo:margin-right="0.1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right="0.1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LGORITHME Tableau données - EXO 20</text:span></text:p>
      <text:p text:style-name="P2"><text:span text:style-name="T3"><text:tab/></text:span><text:span text:style-name="T4">VARIABLE <text:line-break/><text:tab/><text:tab/>ENTIER<text:s text:c="2"/></text:span><text:span text:style-name="T5">n, somme, moyenne, i<text:tab/></text:span></text:p>
      <text:p text:style-name="P3"><text:span text:style-name="T5"><text:line-break/><text:tab/></text:span><text:span text:style-name="T6">DEBUT</text:span><text:span text:style-name="T7"><text:tab/><text:line-break/><text:tab/></text:span></text:p>
      <text:p text:style-name="P3"><text:span text:style-name="T7"><text:tab/><text:tab/></text:span><text:span text:style-name="T8">tab[] = 10</text:span><text:span text:style-name="T9"/></text:p>
      <text:p text:style-name="P3"><text:span text:style-name="T9"><text:tab/><text:tab/>i = 0</text:span></text:p>
      <text:p text:style-name="P3"><text:span text:style-name="T9"><text:tab/><text:tab/></text:span><text:span text:style-name="T10">POUR<text:s/></text:span><text:span text:style-name="T11">i allant de 0 à 10-1<text:s/></text:span><text:span text:style-name="T12">ALORS<text:s text:c="2"/>FAIRE</text:span><text:span text:style-name="T13"/></text:p>
      <text:p text:style-name="P4"><text:span text:style-name="T13"><text:tab/><text:tab/><text:tab/></text:span><text:span text:style-name="T14">ECRIRE<text:s/></text:span><text:span text:style-name="T15">("Saissisez un nombre :"<text:tab/>)<text:tab/></text:span><text:span text:style-name="T16"/></text:p>
      <text:p text:style-name="P5"><text:span text:style-name="T16"><text:tab/><text:tab/><text:tab/>LIRE<text:s/></text:span><text:span text:style-name="T17">(n)</text:span></text:p>
      <text:p text:style-name="P5"><text:span text:style-name="T17"><text:tab/><text:tab/></text:span><text:span text:style-name="T18"><text:line-break/><text:tab/><text:tab/><text:tab/>tab[i]= 0</text:span></text:p>
      <text:p text:style-name="P5"><text:span text:style-name="T18"><text:tab/><text:tab/><text:tab/>n= i+n</text:span></text:p>
      <text:p text:style-name="P5"><text:span text:style-name="T18"><text:tab/><text:tab/><text:tab/>somme = somme+n</text:span></text:p>
      <text:p text:style-name="P5"><text:span text:style-name="T18"/></text:p>
      <text:p text:style-name="P5"><text:span text:style-name="T18"><text:tab/><text:tab/></text:span><text:span text:style-name="T19">FIN_POUR</text:span><text:span text:style-name="T20"/></text:p>
      <text:p text:style-name="P5"><text:span text:style-name="T20"/></text:p>
      <text:p text:style-name="P5"><text:span text:style-name="T20"><text:tab/><text:tab/>Moyenne= somme/2;</text:span></text:p>
      <text:p text:style-name="P5"><text:span text:style-name="T20"><text:tab/><text:tab/></text:span><text:span text:style-name="T21">ECRIRE<text:s/></text:span><text:span text:style-name="T22">("La moyenne est egale à : + moyenne");</text:span></text:p>
      <text:p text:style-name="P5"><text:span text:style-name="T22"><text:tab/></text:span></text:p>
      <text:p text:style-name="P6"><text:span text:style-name="T22"><text:tab/></text:span><text:span text:style-name="T23">FIN </text:span></text:p>
      <text:p text:style-name="P6"><text:span text:style-name="T23"/></text:p>
      <text:p text:style-name="P6"><text:span text:style-name="T23"/></text:p>
      <text:p text:style-name="P6"><text:span text:style-name="T24">CORRECTION :</text:span></text:p>
      <text:p text:style-name="P6"><text:span text:style-name="T24"/></text:p>
      <text:p text:style-name="P6"><text:span text:style-name="T25">CONTANTES<text:line-break/><text:tab/>ENTIER<text:s/></text:span><text:span text:style-name="T26">: n &lt;- 10</text:span></text:p>
      <text:p text:style-name="P6"><text:span text:style-name="T27">VARIABLES<text:line-break/><text:tab/>ENTIER</text:span><text:span text:style-name="T28">:</text:span><text:span text:style-name="T29"><text:s/></text:span><text:span text:style-name="T30">somme, i<text:line-break/><text:tab/></text:span><text:span text:style-name="T31">REEL<text:s text:c="5"/></text:span><text:span text:style-name="T32">: moyenne<text:line-break/><text:tab/></text:span><text:span text:style-name="T33">tableau de ENTIER</text:span><text:span text:style-name="T34">: tab[N]</text:span></text:p>
      <text:p text:style-name="P7"><text:span text:style-name="T35">DEBUT</text:span><text:span text:style-name="T36"><text:tab/><text:line-break/><text:tab/></text:span></text:p>
      <text:p text:style-name="P7"><text:span text:style-name="T36"><text:tab/><text:tab/></text:span><text:span text:style-name="T37">POUR<text:s/></text:span><text:span text:style-name="T38">i allant de 0 à 10-1<text:s/></text:span><text:span text:style-name="T39">ALORS<text:s text:c="2"/>FAIRE</text:span><text:span text:style-name="T40"/></text:p>
      <text:p text:style-name="P7"><text:span text:style-name="T40"><text:tab/><text:tab/><text:tab/></text:span><text:span text:style-name="T41">ECRIRE<text:s/></text:span><text:span text:style-name="T42">("Saissisez un nombre :"<text:tab/>)<text:tab/></text:span><text:span text:style-name="T43"/></text:p>
      <text:p text:style-name="P7"><text:span text:style-name="T43"><text:tab/><text:tab/><text:tab/>LIRE<text:s/></text:span><text:span text:style-name="T44">(n)</text:span></text:p>
      <text:p text:style-name="P7"><text:span text:style-name="T44"><text:tab/><text:tab/></text:span><text:span text:style-name="T45">FIN_POUR</text:span></text:p>
      <text:p text:style-name="P7"><text:span text:style-name="T46"><text:tab/><text:tab/><text:line-break/><text:tab/><text:tab/>somme &lt;- 0</text:span></text:p>
      <text:p text:style-name="P7"><text:span text:style-name="T46"><text:tab/><text:tab/></text:span><text:span text:style-name="T47">POUR<text:s/></text:span><text:span text:style-name="T48">i allant de 0 à n-1<text:s/></text:span><text:span text:style-name="T49">ALORS<text:s text:c="2"/>FAIRE</text:span><text:span text:style-name="T50"><text:line-break/><text:tab/><text:tab/><text:tab/>somme = somme + tab[i]</text:span></text:p>
      <text:p text:style-name="P7"><text:span text:style-name="T50"><text:tab/><text:tab/></text:span><text:span text:style-name="T51">FIN_POUR</text:span><text:span text:style-name="T52"/></text:p>
      <text:p text:style-name="P7"><text:span text:style-name="T52"/></text:p>
      <text:p text:style-name="P7"><text:span text:style-name="T52"><text:tab/><text:tab/>Moyenne= somme/n;</text:span></text:p>
      <text:p text:style-name="P7"><text:span text:style-name="T52"><text:tab/><text:tab/></text:span><text:span text:style-name="T53">ECRIRE<text:s/></text:span><text:span text:style-name="T54">("La moyenne est egale à :" + moyenne);</text:span></text:p>
      <text:p text:style-name="P7"><text:span text:style-name="T54"><text:tab/></text:span></text:p>
      <text:p text:style-name="P8"><text:span text:style-name="T54"><text:tab/></text:span><text:span text:style-name="T55">FIN </text:span></text:p>
      <text:p text:style-name="P9"><text:span text:style-name="T56"/></text:p>
      <text:p text:style-name="P9"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